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 fo:break-before="pag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color="#000000" fo:font-size="14pt" fo:language="ru" fo:country="RU" fo:font-weight="bold" style:font-size-asian="14pt" style:font-weight-asian="bold" style:font-size-complex="14pt"/>
    </style:style>
    <style:style style:name="T8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10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1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4"> </text:span><text:span text:style-name="T5">№</text:span><text:span text:style-name="T7">4</text:span></text:p>
      <text:p text:style-name="P3"><text:span text:style-name="T3">по дисциплине </text:span><text:span text:style-name="T5">«</text:span><text:span text:style-name="T10">Организация ЭВМ и систем</text:span><text:span text:style-name="T5">»</text:span></text:p>
      <text:p text:style-name="P3"><text:span text:style-name="Название_20_книги"><text:span text:style-name="T12">Тема: </text:span></text:span><text:span text:style-name="Название_20_книги"><text:span text:style-name="T13">Представление и обработка символьной информации с использованием строковых команд.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11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16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6">Ефремов</text:span><text:span text:style-name="T2"> </text:span><text:span text:style-name="T2">М</text:span><text:span text:style-name="T2">.</text:span><text:span text:style-name="T2">А</text:span><text:span text:style-name="T2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5">Изучить представление и обработку символьной информации с использованием строковых команд на языке Ассемблер. Написать программу на основе изученного.</text:p>
      <text:p text:style-name="P14"/>
      <text:p text:style-name="P13"><text:span text:style-name="T17">Текст задания</text:span><text:span text:style-name="T3">.</text:span></text:p>
      <text:p text:style-name="P13"><text:span text:style-name="T9">Разработать программу обработки символьной информации, реализующую функции: - инициализация (вывод титульной таблички с указанием вида преобразования и автора программы) - на ЯВУ; 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 - выполнение заданного в таблице 5 преобразования исходной строки с записью результата в выходную строку - на Ассемблере; - вывода результирующей строки символов на экран и ее запись в файл - на ЯВУ. Ассемблерную часть программы включить в программу нa ЯВУ по принципу встраивания (in-line). </text:span></text:p>
      <text:p text:style-name="P13"><text:span text:style-name="T2">6. Инвертирование введенных во входной строке цифр в десятичной системе счисления (СС) и преобразование строчных русских букв в заглавные, остальные символы входной строки передаются в выходную строку непосредственно. </text:span></text:p>
      <text:p text:style-name="P19"/>
      <text:p text:style-name="P19"/>
      <text:p text:style-name="P20">Ход работы:</text:p>
      <text:p text:style-name="P29">int main():</text:p>
      <text:p text:style-name="P29"><text:tab/><text:span text:style-name="T15">Создается массив символов (размер массива — 80 элементов), переменная типа </text:span>ofstream <text:span text:style-name="T15">для записи строки в файл, вызывается функция </text:span>table(), <text:span text:style-name="T15">которая выводит таблицу с заданием в консоль, после чего происходит считывание символов с консоли, в указатель на строку символов передается значение функции </text:span>change(char*), <text:span text:style-name="T15">которая преобразует строку согласно заданию, после чего происходит запись строки в файл и ее вывод в консоль.</text:span></text:p>
      <text:p text:style-name="P34"><text:soft-page-break/><text:tab/>void table():</text:p>
      <text:p text:style-name="P29"><text:s/><text:span text:style-name="T15"><text:tab/>Функция выводит таблицу с помощью </text:span>cout.</text:p>
      <text:p text:style-name="P29">char* change(char*):</text:p>
      <text:p text:style-name="P30">функция в помощью ассемблерной вставки берет по очереди каждый символ переданного массива в качестве аргумента и построчно выполняет команды.</text:p>
      <text:p text:style-name="P30"/>
      <text:p text:style-name="P30">Новые операнды, используемые в программе:</text:p>
      <text:list xml:id="list2568881515989170554" text:style-name="L2">
        <text:list-item>
          <text:p text:style-name="P24">lodsb – <text:span text:style-name="T15">загружает в регистр </text:span>al <text:span text:style-name="T15">передаваемый байт из строки</text:span></text:p>
        </text:list-item>
        <text:list-item>
          <text:p text:style-name="P24">stosb – <text:span text:style-name="T15">загружает байт в строку</text:span></text:p>
        </text:list-item>
        <text:list-item>
          <text:p text:style-name="P24">loop – <text:span text:style-name="T15">уменьшает </text:span>cx, <text:span text:style-name="T15">пока </text:span>cx <text:span text:style-name="T15">не станет равно 0, когда станет равно 0, то перейдет по переданной метке</text:span></text:p>
        </text:list-item>
      </text:list>
      <text:p text:style-name="P29"><text:span text:style-name="T15"/></text:p>
      <text:p text:style-name="P25"/>
      <text:p text:style-name="P25"><text:tab/>Примеры работы программы:</text:p>
      <text:p text:style-name="P25"><text:tab/><text:span text:style-name="T14">1) </text:span>Ввод:<text:tab/>123456789<text:tab/></text:p>
      <text:p text:style-name="P27"><text:span text:style-name="T8"><text:tab/>Вывод:<text:tab/>876543210</text:span></text:p>
      <text:p text:style-name="P27"><text:span text:style-name="T8"><text:tab/></text:span><text:span text:style-name="T6">2) </text:span><text:span text:style-name="T8">Ввод:<text:tab/>2156еоке34пр</text:span></text:p>
      <text:p text:style-name="P25"><text:tab/>Вывод:<text:tab/>7843ЕОКЕ65ПР</text:p>
      <text:p text:style-name="P25"><text:tab/><text:span text:style-name="T14">3) </text:span>Ввод:<text:tab/>кп3 ре КНЕ 34 КР кр <text:s/>!;% <text:s/>ывп</text:p>
      <text:p text:style-name="P25"><text:tab/>Вывод:<text:tab/>КП6 РЕ КНЕ 65 КР КР <text:s/>!;% <text:s/>ЫВП</text:p>
      <text:p text:style-name="P25"><text:tab/><text:span text:style-name="T14">4) </text:span>Ввод:<text:tab/>йцукенгшщзхъфывапролджэячсмитьбюё</text:p>
      <text:p text:style-name="P25"><text:tab/>Вывод:<text:tab/>ЙЦУКЕНГШЩЗХЪФЫВАПРОЛДЖЭЯЧСМИТЬБЮЁ</text:p>
      <text:p text:style-name="P25"><text:tab/><text:span text:style-name="T14">5) </text:span>Ввод:<text:tab/>Хорошая программа, интеренсные тесты, очень люблю ассемблер :)</text:p>
      <text:p text:style-name="P25"><text:tab/>Вывод:<text:tab/>ХОРОШАЯ ПРОГРАММА, ИНТЕРЕНСНЫЕ ТЕСТЫ, ОЧЕНЬ ЛЮБЛЮ АССЕМБЛЕР :)</text:p>
      <text:p text:style-name="P20"/>
      <text:p text:style-name="P20"/>
      <text:p text:style-name="P20"/>
      <text:p text:style-name="P20"><text:soft-page-break/>Вывод:</text:p>
      <text:p text:style-name="P16">Изучены представление и обработка символьной информации с использованием строковых команд на языке Ассемблер. Написана программа на основе изученного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Приложение А</text:p>
      <text:p text:style-name="P18">main.<text:span text:style-name="T15">с</text:span>pp</text:p>
      <text:p text:style-name="P18">#include &lt;iostream&gt;</text:p>
      <text:p text:style-name="P18">#include &lt;fstream&gt;</text:p>
      <text:p text:style-name="P18">#include &lt;windows.h&gt;</text:p>
      <text:p text:style-name="P18"/>
      <text:p text:style-name="P18">using namespace std;</text:p>
      <text:p text:style-name="P18"/>
      <text:p text:style-name="P18">void table()</text:p>
      <text:p text:style-name="P18">{</text:p>
      <text:p text:style-name="P18"><text:s text:c="4"/>cout &lt;&lt; "---------------------------------------------------------\n";</text:p>
      <text:p text:style-name="P18"><text:s text:c="4"/>cout &lt;&lt; "|Вид преобразования: <text:s text:c="35"/>|\n";</text:p>
      <text:p text:style-name="P18"><text:s text:c="4"/>cout &lt;&lt; "|6. Инвертирование введенных во входной строке цифр <text:s text:c="4"/>|\n";</text:p>
      <text:p text:style-name="P18"><text:s text:c="4"/>cout &lt;&lt; "|в десятичной системе счисления (СС) и преобразование <text:s text:c="2"/>|\n";</text:p>
      <text:p text:style-name="P18"><text:s text:c="4"/>cout &lt;&lt; "|строчных русских букв в заглавные, остальные символы <text:s text:c="2"/>|\n";</text:p>
      <text:p text:style-name="P18"><text:s text:c="4"/>cout &lt;&lt; "|входной строки передаются <text:s text:c="29"/>|\n";</text:p>
      <text:p text:style-name="P18"><text:s text:c="4"/>cout &lt;&lt; "|в выходную строку непосредственно. <text:s text:c="20"/>|\n";</text:p>
      <text:p text:style-name="P18"><text:s text:c="4"/>cout &lt;&lt; "|Автор: Корсунов Антон <text:s text:c="33"/>|\n";</text:p>
      <text:p text:style-name="P18"><text:s text:c="4"/>cout &lt;&lt; "---------------------------------------------------------\n";</text:p>
      <text:p text:style-name="P18">}</text:p>
      <text:p text:style-name="P18"/>
      <text:p text:style-name="P18">char* change(char* arr)</text:p>
      <text:p text:style-name="P18">{</text:p>
      <text:p text:style-name="P18"><text:s text:c="4"/>char* arr_ready = new char[80];</text:p>
      <text:p text:style-name="P18"><text:s text:c="4"/>asm</text:p>
      <text:p text:style-name="P18"><text:s text:c="4"/>(</text:p>
      <text:p text:style-name="P18"><text:s text:c="8"/>"mov <text:s/>%0, %%rsi\n\t" //запись строк в регистры</text:p>
      <text:p text:style-name="P18"><text:s text:c="8"/>"mov <text:s/>%1, %%rdi\n\t"</text:p>
      <text:p text:style-name="P18"><text:s text:c="8"/>"mov $80, %%ecx\n\t" //запись числа 80 в регистр cx для операнда cx</text:p>
      <text:p text:style-name="P18"/>
      <text:p text:style-name="P18"><text:soft-page-break/><text:s text:c="8"/>"f1:"</text:p>
      <text:p text:style-name="P18"><text:s text:c="8"/>"lodsb (%%rsi)\n\t" //загрузка символа в al</text:p>
      <text:p text:style-name="P18"><text:s text:c="8"/>"cmpb $0x30, %%al\n\t"//сравнение символа с кодом цифры 0</text:p>
      <text:p text:style-name="P18"><text:s text:c="8"/>"jl f2\n\t" <text:s text:c="5"/>//если меньше 0, то переход в f2</text:p>
      <text:p text:style-name="P18"><text:s text:c="8"/>"cmpb $0x39, %%al\n\t" //сравнение символа с кодом цифры 9</text:p>
      <text:p text:style-name="P18"><text:s text:c="8"/>"jg f2\n\t" <text:s text:c="6"/>//Если больше, то переход в f2</text:p>
      <text:p text:style-name="P18"><text:s text:c="8"/>"neg %%al\n\t" <text:s text:c="9"/>// по формуле 2*код числа '9' - текущий код символа</text:p>
      <text:p text:style-name="P18"><text:s text:c="8"/>"add $0x69, %%al\n\t"</text:p>
      <text:p text:style-name="P18"><text:s text:c="8"/>"jmp f_read\n\t"</text:p>
      <text:p text:style-name="P18"/>
      <text:p text:style-name="P18"><text:s text:c="8"/>"f2:"</text:p>
      <text:p text:style-name="P18"><text:s text:c="8"/>"cmpb $0xB8, %%al\n\t" <text:s/>//сравнение с кодом 'ё'</text:p>
      <text:p text:style-name="P18"><text:s text:c="8"/>"jne f3\n\t" <text:s text:c="3"/>//не равно - переход в f3</text:p>
      <text:p text:style-name="P18"><text:s text:c="8"/>"mov $0xA8, %%al\n\t" <text:s text:c="2"/>//запись 'Ё' вместо 'ё'</text:p>
      <text:p text:style-name="P18"><text:s text:c="8"/>"jmp f_read\n\t"</text:p>
      <text:p text:style-name="P18"/>
      <text:p text:style-name="P18"><text:s text:c="8"/>"f3:"</text:p>
      <text:p text:style-name="P18"><text:s text:c="8"/>"cmpb $0xE0, %%al\n\t" <text:s/>//сравнение с кодом 'а'</text:p>
      <text:p text:style-name="P18"><text:s text:c="8"/>"jl f_read\n\t" //меньше - переход в вывод</text:p>
      <text:p text:style-name="P18"><text:s text:c="8"/>"cmpb $0xFF, %%al\n\t" <text:s/>//сравнение с кодом 'я'</text:p>
      <text:p text:style-name="P18"><text:s text:c="8"/>"jg f_read\n\t" //больще - переход в вывод</text:p>
      <text:p text:style-name="P18"><text:s text:c="8"/>"sub $0x20, %%al\n\t" //получение заглавной</text:p>
      <text:p text:style-name="P18"/>
      <text:p text:style-name="P18"><text:s text:c="8"/>"f_read:"</text:p>
      <text:p text:style-name="P18"><text:s text:c="8"/>"stosb (%%rdi)\n\t" <text:s text:c="6"/>//запись символа в выходную строку</text:p>
      <text:p text:style-name="P18"><text:s text:c="8"/>"loop f1\n\t" <text:s text:c="8"/>//возвращение в f1 пока cx не 0</text:p>
      <text:p text:style-name="P18"><text:s text:c="8"/>::"m"(arr),"m"(arr_ready)</text:p>
      <text:p text:style-name="P18"><text:s text:c="4"/>);</text:p>
      <text:p text:style-name="P18"><text:s text:c="4"/>return arr_ready;</text:p>
      <text:p text:style-name="P18"><text:soft-page-break/>}</text:p>
      <text:p text:style-name="P18"/>
      <text:p text:style-name="P18">int main()</text:p>
      <text:p text:style-name="P18">{</text:p>
      <text:p text:style-name="P18"><text:s text:c="4"/>SetConsoleCP(1251);</text:p>
      <text:p text:style-name="P18"><text:s text:c="4"/>SetConsoleOutputCP(1251);</text:p>
      <text:p text:style-name="P18"><text:s text:c="4"/>char arr[80];</text:p>
      <text:p text:style-name="P18"><text:s text:c="4"/>ofstream print_file("file_out.txt");</text:p>
      <text:p text:style-name="P18"><text:s text:c="4"/>table();</text:p>
      <text:p text:style-name="P18"><text:s text:c="4"/>cout &lt;&lt; "\nВведите строку:\n";</text:p>
      <text:p text:style-name="P18"><text:s text:c="4"/>fgets(arr, 80, stdin);</text:p>
      <text:p text:style-name="P18"><text:s text:c="4"/>char* arr_ready = change(arr);</text:p>
      <text:p text:style-name="P18"><text:s text:c="4"/>print_file &lt;&lt; arr_ready;</text:p>
      <text:p text:style-name="P18"><text:s text:c="4"/>cout &lt;&lt; "\nПреобразованная строка:\t" &lt;&lt; arr_ready;</text:p>
      <text:p text:style-name="P18"><text:s text:c="4"/>delete arr_ready;</text:p>
      <text:p text:style-name="P18"><text:s text:c="4"/>return 0;</text:p>
      <text:p text:style-name="P18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1-19T00:25:05.90</dc:date>
    <meta:print-date>2015-07-17T12:06:00</meta:print-date>
    <meta:editing-cycles>135</meta:editing-cycles>
    <meta:editing-duration>PT10H57M57S</meta:editing-duration>
    <meta:generator>OpenOffice/4.1.7$Win32 OpenOffice.org_project/417m1$Build-9800</meta:generator>
    <dc:creator>увыа вауфа</dc:creator>
    <meta:document-statistic meta:table-count="1" meta:image-count="0" meta:object-count="0" meta:page-count="7" meta:paragraph-count="114" meta:word-count="684" meta:character-count="5337"/>
  </office:meta>
</office:document-meta>
</file>